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4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5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8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9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Text_20_body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31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32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3" style:family="paragraph" style:parent-style-name="DefaultGrasSol">
      <style:text-properties style:font-name="Arial" fo:font-size="11pt" style:font-size-asian="11pt" style:font-size-complex="11pt"/>
    </style:style>
    <style:style style:name="P34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6" style:family="paragraph" style:parent-style-name="DefaultPushToEnd">
      <style:text-properties style:font-name="Arial" fo:font-size="11pt" style:font-size-asian="11pt" style:font-size-complex="11pt"/>
    </style:style>
    <style:style style:name="P3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40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41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4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fr" fo:country="FR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Gill Sans MT_CCJU2"/>
    </style:style>
    <style:style style:name="T5" style:family="text">
      <style:text-properties style:font-name="Gill Sans MT_CCJU2" fo:language="fr" fo:country="FR"/>
    </style:style>
    <style:style style:name="T6" style:family="text">
      <style:text-properties style:font-name-asian="Courier New1" style:font-name-complex="Courier New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10" style:family="text">
      <style:text-properties fo:language="fr" fo:country="FR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fo:language="fr" fo:country="FR" style:font-size-asian="9pt" style:font-size-complex="9pt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3"/>
      <text:p text:style-name="P4"><text:span text:style-name="T3">%=COPIE_A=%</text:span> <text:tab/><text:tab/></text:p>
      <text:p text:style-name="P6">%=NO_DECISION=%</text:p>
      <text:p text:style-name="P4">%=AYANT_DROIT=%<text:tab/></text:p>
      <text:p text:style-name="P4"/>
      <text:p text:style-name="P6">%=DECISION_DU=%</text:p>
      <text:p text:style-name="P4">%=remLineWhenBlank(ANNULE_REMPLACE)=%</text:p>
      <text:p text:style-name="P4"/>
      <text:p text:style-name="P4"/>
      <text:p text:style-name="P28">%=POLITESSE=%<text:line-break/></text:p>
      <text:p text:style-name="P31">%=INTRO=%</text:p>
      <text:p text:style-name="P31"/>
      <text:p text:style-name="P26">%=CONFORM_LEGISLATION=%</text:p>
      <text:p text:style-name="P31"/>
      <text:p text:style-name="P26">%=VALABLE_DECISION =%</text:p>
      <text:p text:style-name="P33"><draw:frame draw:style-name="fr1" draw:name="Cadre1" text:anchor-type="paragraph" svg:y="0.201cm" svg:width="16.773cm" draw:z-index="0"><draw:text-box fo:min-height="1.746cm"><text:p text:style-name="P11">%=B_PERIODE_CALCUL=%<text:tab/>%=PERIODE_CALCUL=%</text:p><text:p text:style-name="P10"/><text:p text:style-name="P9"><text:span text:style-name="T4">%=B_MONTANT_VERS_ASSURE</text:span><text:span text:style-name="T5">=%</text:span><text:span text:style-name="T4"><text:tab/>%=MONTANT_VERS_ASSURE=%</text:span></text:p><text:p text:style-name="P11">%=B_MONTANT_HOME=%<text:tab/>%=MONTANT_HOME=%</text:p><text:p text:style-name="P12">%=B_PRESTATION_MENS=%<text:tab/>%=PRESTATION_MENS=%</text:p><text:p text:style-name="P11"/><table:table table:name="Table1" table:style-name="Table1"><table:table-column table:style-name="Table1.A"/><table:table-column table:style-name="Table1.B"/><table:table-row><table:table-cell table:style-name="Table1.A1" office:value-type="string"><text:p text:style-name="P41">%=<text:span text:style-name="T10">B_MONTANT_VERSEE_ASS</text:span>=%</text:p></table:table-cell><table:table-cell table:style-name="Table1.A1" office:value-type="string"><text:p text:style-name="P40">%=<text:span text:style-name="T10">B_MONTANT_VERSEE_ASS2=%</text:span></text:p></table:table-cell></table:table-row></table:table><text:p text:style-name="P11"/></draw:text-box></draw:frame><text:line-break/>%=remLineWhenBlank(PERSONNES_COMPRISE,1)=%</text:p>
      <text:p text:style-name="P16">%=remLineWhenBlank(MEMBRES_FAMILLES,1)=%</text:p>
      <text:p text:style-name="P4"/>
      <text:p text:style-name="P33">%=remLineWhenBlank(REDUCTION_PRIMES,1)=%</text:p>
      <text:p text:style-name="P27">%=remLineWhenBlank(B_REDUCTION_PRIMES,1)=%</text:p>
      <text:p text:style-name="P27"/>
      <text:p text:style-name="P33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4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35"><text:span text:style-name="T8">%{ligne}</text:span><text:span text:style-name="T7">%%=</text:span><text:span text:style-name="T6">B_VERSEMENT_PC_A</text:span><text:span text:style-name="T7">=%<text:line-break/></text:span></text:p>
          </table:table-cell>
          <table:table-cell table:style-name="tabVersement.A1" office:value-type="string">
            <text:p text:style-name="P32">%=B_VERSEMENT_PC_ADRESSE=%</text:p>
          </table:table-cell>
          <table:table-cell table:style-name="tabVersement.A1" office:value-type="string">
            <text:p text:style-name="P32">%=B_VERSEMENT_PC_IBAN=%</text:p>
          </table:table-cell>
        </table:table-row>
      </table:table>
      <text:p text:style-name="P29">%=remLineWhenBlank(B_VERSEMENT_PC_REMARQUES,1)=%</text:p>
      <text:p text:style-name="P8"/>
      <text:p text:style-name="P33">%=remLineWhenBlank(REMARQUES,1)=%</text:p>
      <text:p text:style-name="P4">%=remLineWhenBlank(TXT_REMARQUES,1)=%</text:p>
      <text:p text:style-name="P7"/>
      <text:p text:style-name="P19"/>
      <text:p text:style-name="P33">%=remLineWhenBlank(OBLIGATION_RENSEIGNER,1)=%</text:p>
      <text:p text:style-name="P19">%=remLineWhenBlank(B_OBLIGATION_RENSEIGNER,1)=%</text:p>
      <text:p text:style-name="P16"/>
      <text:p text:style-name="P33">%=remLineWhenBlank(INFORMATIONS,1)=%</text:p>
      <text:p text:style-name="P16">%=remLineWhenBlank(B_INFORMATIONS_1,1)=%</text:p>
      <text:list xml:id="list28301313" text:style-name="L1">
        <text:list-item>
          <text:p text:style-name="P39">%=remLineWhenBlank(B_INFORMATIONS_2,1)=%</text:p>
        </text:list-item>
      </text:list>
      <text:p text:style-name="P16"/>
      <text:p text:style-name="P5">%=remLineWhenBlank(B_INFORMATIONS_3,1)=%</text:p>
      <text:p text:style-name="P5"/>
      <text:p text:style-name="P33">%=remLineWhenBlank(MOYENS_DROITS,1)=%</text:p>
      <text:p text:style-name="P16">%=remLineWhenBlank(B_MOYENS_DROITS,1)=%</text:p>
      <text:p text:style-name="P25"/>
      <text:p text:style-name="P30"><text:soft-page-break/>%=SALUTATIONS=%</text:p>
      <text:p text:style-name="P17"/>
      <text:p text:style-name="P14"><text:tab/><text:span text:style-name="T9">%#include PCsignatureDAC#%</text:span></text:p>
      <text:p text:style-name="P14"/>
      <text:p text:style-name="P14"/>
      <text:p text:style-name="P36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1">%=ANNEXE=%</text:p>
          </table:table-cell>
          <table:table-cell table:style-name="TableauAnnexeCopie.A1" office:value-type="string">
            <text:p text:style-name="P22">%=ANNEXES=%</text:p>
          </table:table-cell>
        </table:table-row>
        <table:table-row>
          <table:table-cell table:style-name="TableauAnnexeCopie.A1" office:value-type="string">
            <text:p text:style-name="P23">%=COPIE=%</text:p>
          </table:table-cell>
          <table:table-cell table:style-name="TableauAnnexeCopie.A1" office:value-type="string">
            <text:p text:style-name="P24">%=COPIES=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0-16T08:42:53.67</dc:date>
    <meta:print-date>2011-02-22T10:58:36</meta:print-date>
    <meta:editing-cycles>204</meta:editing-cycles>
    <meta:editing-duration>P3DT18H5M56S</meta:editing-duration>
    <meta:document-statistic meta:table-count="3" meta:image-count="0" meta:object-count="0" meta:page-count="2" meta:paragraph-count="46" meta:word-count="58" meta:character-count="1400"/>
    <meta:user-defined meta:name="Info 1"/>
    <meta:user-defined meta:name="Info 2"/>
    <meta:user-defined meta:name="Info 3"/>
    <meta:user-defined meta:name="Info 4"/>
  </office:meta>
</office:document-meta>
</file>